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80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8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9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10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1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23:48:57.6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10T18:33:34.921000000</dc:date>
    <meta:editing-duration>P37DT4H1M4S</meta:editing-duration>
    <meta:editing-cycles>867</meta:editing-cycles>
    <meta:generator>LibreOffice/5.2.6.2$Windows_x86 LibreOffice_project/a3100ed2409ebf1c212f5048fbe377c281438fdc</meta:generator>
    <dc:creator>James Petts</dc:creator>
    <meta:document-statistic meta:table-count="3" meta:cell-count="3164" meta:object-count="0"/>
  </office:meta>
</office:document-meta>
</file>